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stroke="none" draw:fill="solid" draw:fill-color="#804c19" draw:textarea-horizontal-align="center" draw:textarea-vertical-align="middle"/>
    </style:style>
    <style:style style:name="gr3" style:family="graphic" style:parent-style-name="standard">
      <style:graphic-properties draw:stroke="none" draw:fill="solid" draw:fill-color="#5ccccc"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8.889cm" svg:height="12.064cm" svg:x="-1.016cm" svg:y="-1.016cm" svg:viewBox="0 0 8890 12065" svg:d="m6350 12065-115-5c-100-12-201-23-302-35-67-12-134-25-202-38-75-18-150-37-225-56-80-26-160-52-241-79-83-35-166-70-248-104-83-45-166-90-249-135-81-56-161-112-241-168-75-69-150-137-225-205-68-82-135-165-202-247-57-97-114-193-171-290-44-113-88-227-131-340-29-130-57-260-85-391-10-149-20-298-30-447v-3175c0 1058 0 0 0 0-1228 0-2455 0-3683 0 1228 0 0 0 0 0 847-847 1693-1693 2540-2540 381 0 762 0 1143 0 0-381 0-762 0-1143 889-889 1778-1778 2667-2667-2117 2117 0 0 0 0 0 1270 0 2540 0 3810 847 0 1693 0 2540 0 0 847 0 1693 0 2540-847 0-1693 0-2540 0 0 635 0 1270 0 1905 0-2752 0 0 0 0 5 75 10 149 14 224 14 65 27 130 41 195 20 57 41 113 62 170 27 48 54 97 81 145 32 41 65 82 97 123 35 35 71 69 107 103 38 28 76 56 115 84 39 22 79 45 118 67 39 18 79 35 118 53 39 13 77 26 115 39 36 9 72 19 107 28 32 7 65 13 97 19 48 6 95 12 143 18 19 0 37 1 55 2h1270c-423 0 0 0 0 0v2540h-2540 2540z">
          <text:p/>
        </draw:path>
        <draw:path draw:style-name="gr2" draw:text-style-name="P1" draw:layer="layout" svg:width="3.238cm" svg:height="5.078cm" svg:x="0.254cm" svg:y="5.335cm" svg:viewBox="0 0 3239 5079" svg:d="m0 2539v-2539h2413v3175c10 149 20 298 30 447 28 131 56 261 85 391 43 113 87 227 131 340 57 97 114 193 171 290 67 82 134 165 202 247 69 63 138 126 207 189h-699c-1403 0-2540-1137-2540-2540z">
          <text:p/>
        </draw:path>
        <draw:polygon draw:style-name="gr2" draw:text-style-name="P1" draw:layer="layout" svg:width="3.81cm" svg:height="3.81cm" svg:x="0.254cm" svg:y="0.254cm" svg:viewBox="0 0 3811 3811" draw:points="0,0 2540,0 3811,0 2413,1398 2413,2541 1270,2541 0,3811">
          <text:p/>
        </draw:polygon>
        <draw:path draw:style-name="gr3" draw:text-style-name="P1" draw:layer="layout" svg:width="5.079cm" svg:height="10.159cm" svg:x="5.334cm" svg:y="0.254cm" svg:viewBox="0 0 5080 10160" svg:d="m2540 0c1403 0 2540 1137 2540 2540v2540 5080h-2540v-1904h-1270c-18-1-36-2-55-2-48-6-95-12-143-18-32-6-65-12-97-19-35-9-71-19-107-28-38-13-76-26-115-39-39-18-79-35-118-53-39-22-79-45-118-67-39-28-77-56-115-84l-107-103-97-123c-27-48-54-97-81-145-21-57-42-113-62-170-14-65-27-130-41-195-4-75-9-149-14-224v-1905h2540v-2540h-2540v-2541z">
          <text:p/>
        </draw:path>
        <draw:circle draw:style-name="gr1" draw:text-style-name="P1" draw:layer="layout" svg:width="2.54cm" svg:height="2.54cm" svg:x="9.144cm" svg:y="4.953cm">
          <text:p/>
        </draw:circle>
        <draw:circle draw:style-name="gr1" draw:text-style-name="P1" draw:layer="layout" svg:width="1.524cm" svg:height="1.524cm" svg:x="8.455cm" svg:y="7.62cm">
          <text:p/>
        </draw:circle>
        <draw:polygon draw:style-name="gr2" draw:text-style-name="P1" draw:layer="layout" svg:width="3.036cm" svg:height="7.376cm" svg:x="11.874cm" svg:y="1.791cm" svg:viewBox="0 0 3037 7377" draw:points="3037,1535 3037,2519 2212,2519 2212,5631 2213,5722 2218,5805 2225,5880 2236,5947 2249,6006 2266,6057 2275,6079 2285,6099 2296,6118 2307,6134 2320,6149 2334,6162 2350,6175 2367,6187 2386,6198 2407,6208 2429,6217 2453,6225 2505,6238 2563,6247 2628,6253 2699,6255 2763,6253 2841,6247 2933,6237 3037,6223 3037,7261 2945,7288 2849,7312 2748,7332 2643,7348 2534,7361 2420,7370 2302,7375 2180,7377 2005,7372 1840,7356 1687,7330 1546,7293 1416,7246 1297,7188 1189,7120 1093,7041 1008,6952 934,6852 872,6742 821,6621 781,6490 753,6348 736,6196 730,6033 730,2519 0,2519 0,1535 730,1535 730,495 2212,0 2212,1535">
          <text:p/>
        </draw:polygon>
        <draw:polygon draw:style-name="gr2" draw:text-style-name="P1" draw:layer="layout" svg:width="5.015cm" svg:height="7.146cm" svg:x="15.559cm" svg:y="1.778cm" svg:viewBox="0 0 5016 7147" draw:points="3535,3655 3531,3527 3521,3407 3503,3295 3478,3192 3446,3097 3407,3010 3361,2931 3307,2861 3247,2799 3179,2745 3105,2699 3023,2662 2934,2633 2838,2613 2735,2600 2625,2596 2503,2601 2387,2616 2276,2641 2171,2676 2120,2697 2071,2720 2023,2746 1977,2775 1932,2806 1888,2839 1804,2914 1728,2996 1694,3039 1663,3083 1634,3129 1608,3176 1584,3224 1562,3274 1544,3325 1527,3377 1502,3485 1487,3599 1482,3718 1482,7147 0,7147 0,508 1482,0 1482,2258 1560,2146 1642,2042 1728,1945 1817,1855 1909,1772 2005,1697 2104,1628 2207,1567 2313,1513 2423,1467 2536,1427 2652,1395 2773,1369 2896,1351 3023,1341 3154,1337 3238,1338 3321,1343 3403,1350 3483,1360 3563,1372 3641,1388 3718,1406 3794,1427 3869,1451 3944,1479 4019,1511 4093,1546 4167,1585 4241,1627 4314,1673 4387,1723 4458,1778 4525,1839 4588,1907 4647,1981 4703,2061 4755,2149 4803,2242 4847,2342 4887,2447 4921,2558 4950,2672 4974,2792 4992,2916 5005,3045 5013,3178 5016,3316 5016,7147 3535,7147">
          <text:p/>
        </draw:polygon>
        <draw:path draw:style-name="gr2" draw:text-style-name="P1" draw:layer="layout" svg:width="5.651cm" svg:height="6.052cm" svg:x="21.086cm" svg:y="3.115cm" svg:viewBox="0 0 5652 6053" svg:d="m2815 0 327 13 308 38 289 63 138 41 133 48 128 53 124 60 119 67 114 73 110 79 105 85 100 92 96 98 90 104 85 108 78 114 73 118 67 124 61 129 105 272 82 292 58 313 35 332 12 353-12 335-36 317-59 299-83 282-51 134-57 129-62 126-69 120-74 116-80 112-87 107-92 103-97 97-102 91-106 85-110 79-114 72-118 66-123 60-127 53-131 47-135 41-284 63-300 37-317 13-322-13-304-38-286-63-136-41-132-47-127-54-123-60-119-67-114-73-109-79-105-85-101-92-96-98-91-103-85-108-79-113-74-118-67-122-62-127-106-267-82-287-59-305-35-324-12-343 12-342 35-324 59-305 82-287 106-267 62-127 67-122 74-118 79-113 85-108 91-103 96-98 101-92 105-85 109-79 113-73 118-66 123-60 127-54 131-48 135-41 284-63 302-38zm330 1183-74 2-73 6-71 10-69 14-67 18-66 21-63 26-62 30-60 34-58 37-57 42-54 46-53 49-51 54-49 57-47 62-87 132-75 141-63 151-52 160-41 170-29 180-17 189-6 199 6 199 17 190 29 180 41 170 52 160 63 151 75 141 87 132 47 62 49 57 51 54 53 49 54 46 57 42 58 37 60 34 62 30 63 26 66 21 67 18 69 14 71 10 73 6 74 2 73-2 72-6 70-10 68-13 66-18 65-22 63-25 61-29 60-34 58-37 56-41 55-45 53-49 51-53 97-118 88-131 77-140 64-149 53-158 41-169 30-177 17-187 6-196-6-206-17-196-28-185-40-174-52-163-62-153-75-142-85-131-47-61-48-57-51-53-52-49-54-45-57-41-58-37-60-34-62-29-65-25-66-22-68-18-70-13-71-10-74-6z">
          <text:p/>
        </draw:path>
        <draw:polygon draw:style-name="gr2" draw:text-style-name="P1" draw:layer="layout" svg:width="3.036cm" svg:height="7.376cm" svg:x="26.83cm" svg:y="1.791cm" svg:viewBox="0 0 3037 7377" draw:points="3037,1535 3037,2519 2212,2519 2212,5631 2213,5722 2218,5805 2225,5880 2236,5947 2249,6006 2266,6057 2275,6079 2285,6099 2296,6118 2307,6134 2320,6149 2334,6162 2350,6175 2367,6187 2386,6198 2407,6208 2429,6217 2453,6225 2505,6238 2563,6247 2628,6253 2699,6255 2763,6253 2841,6247 2933,6237 3037,6223 3037,7261 2945,7288 2849,7312 2748,7332 2643,7348 2534,7361 2420,7370 2302,7375 2180,7377 2005,7372 1840,7356 1687,7330 1546,7293 1416,7246 1297,7188 1189,7120 1093,7041 1008,6952 934,6852 872,6742 821,6621 781,6490 753,6348 736,6196 730,6033 730,2519 0,2519 0,1535 730,1535 730,495 2212,0 2212,1535">
          <text:p/>
        </draw:polygon>
        <draw:g>
          <draw:polygon draw:style-name="gr3" draw:text-style-name="P1" draw:layer="layout" svg:width="5.174cm" svg:height="7.146cm" svg:x="30.53cm" svg:y="1.778cm" svg:viewBox="0 0 5175 7147" draw:points="1482,3655 3355,1432 5038,1432 3091,3591 5175,7147 3440,7147 2075,4628 1482,5274 1482,7147 0,7147 0,508 1482,0">
            <text:p/>
          </draw:polygon>
          <draw:path draw:style-name="gr3" draw:text-style-name="P1" draw:layer="layout" svg:width="5.322cm" svg:height="6.052cm" svg:x="35.523cm" svg:y="3.115cm" svg:viewBox="0 0 5323 6053" svg:d="m2646 0 184 5 181 16 178 26 176 37 88 23 88 28 88 32 89 36 90 41 90 45 91 49 91 53 90 57 86 62 84 65 81 69 78 72 75 77 72 80 69 84 66 90 62 96 60 104 56 110 54 117 50 125 47 131 44 138 40 144 34 149 29 155 24 159 18 165 13 169 11 355-1 64-1 63-4 63-5 64h-3831l8 158 13 148 16 135 22 125 13 59 15 60 18 58 20 59 22 58 25 57 27 58 29 57 32 55 36 52 40 49 43 45 47 42 50 39 54 35 58 32 62 28 65 25 69 21 73 17 76 14 81 9 84 6 88 2 104-3 99-8 95-14 90-20 86-25 82-31 77-37 73-42 69-48 64-53 60-59 55-65 51-70 47-76 42-82 38-87h1461l-69 206-83 196-98 184-113 174-128 164-142 152-158 142-172 131-184 118-191 102-199 86-207 71-214 55-222 40-229 23-237 8-296-12-280-37-134-28-130-34-126-40-122-46-117-52-114-59-110-65-105-70-102-77-97-83-94-90-89-95-84-101-79-105-74-110-68-115-63-119-57-124-98-261-77-280-54-298-33-317-11-335 11-350 33-331 56-313 77-293 100-274 122-255 69-121 75-116 80-111 86-106 91-101 94-94 99-87 103-81 107-75 111-68 115-62 119-55 123-48 127-42 131-36 135-29 283-39zm1431 2421-17-152-24-143-32-134-39-124-47-116-54-107-62-98-34-46-35-43-37-41-39-38-41-36-43-33-44-31-46-28-48-25-50-22-52-20-53-17-55-15-57-12-119-16-126-5-118 5-112 15-106 26-99 35-93 46-86 56-80 66-73 77-67 86-60 97-54 106-48 117-41 128-34 137-28 147-22 158z">
            <text:p/>
          </draw:path>
          <draw:path draw:style-name="gr3" draw:text-style-name="P1" draw:layer="layout" svg:width="5.322cm" svg:height="6.052cm" svg:x="41.207cm" svg:y="3.115cm" svg:viewBox="0 0 5323 6053" svg:d="m2646 0 184 5 181 16 178 26 176 37 88 23 88 28 88 32 89 36 90 41 90 45 91 49 91 53 90 57 86 62 84 65 81 69 78 72 75 77 72 80 69 84 66 90 62 96 60 104 56 110 54 117 50 125 47 131 44 138 40 144 34 149 29 155 24 159 18 165 13 169 11 355-1 64-1 63-4 63-5 64h-3831l8 158 13 148 16 135 22 125 13 59 15 60 18 58 20 59 22 58 25 57 27 58 29 57 32 55 36 52 40 49 43 45 47 42 50 39 54 35 58 32 62 28 65 25 69 21 73 17 76 14 81 9 84 6 88 2 104-3 99-8 95-14 90-20 86-25 82-31 77-37 73-42 69-48 64-53 60-59 55-65 51-70 47-76 42-82 38-87h1461l-69 206-83 196-98 184-113 174-128 164-142 152-158 142-172 131-184 118-191 102-199 86-207 71-214 55-222 40-229 23-237 8-296-12-280-37-134-28-130-34-126-40-122-46-117-52-114-59-110-65-105-70-102-77-97-83-94-90-89-95-84-101-79-105-74-110-68-115-63-119-57-124-98-261-77-280-54-298-33-317-11-335 11-350 33-331 56-313 77-293 100-274 122-255 69-121 75-116 80-111 86-106 91-101 94-94 99-87 103-81 107-75 111-68 115-62 119-55 123-48 127-42 131-36 135-29 283-39zm1431 2421-17-152-24-143-32-134-39-124-47-116-54-107-62-98-34-46-35-43-37-41-39-38-41-36-43-33-44-31-46-28-48-25-50-22-52-20-53-17-55-15-57-12-119-16-126-5-118 5-112 15-106 26-99 35-93 46-86 56-80 66-73 77-67 86-60 97-54 106-48 117-41 128-34 137-28 147-22 158z">
            <text:p/>
          </draw:path>
          <draw:path draw:style-name="gr3" draw:text-style-name="P1" draw:layer="layout" svg:width="5.46cm" svg:height="7.746cm" svg:x="47.072cm" svg:y="2.667cm" svg:viewBox="0 0 5461 7747" svg:d="m3069 448 133 3 130 11 127 16 123 24 120 31 117 37 114 44 110 51 106 58 104 64 100 71 97 78 93 85 91 91 86 99 84 105 154 224 133 237 113 250 93 265 72 278 51 291 31 305 10 319-11 319-32 304-53 292-75 277-96 263-117 250-139 237-160 222-176 202-92 91-95 84-97 78-100 71-103 64-106 57-108 51-111 44-113 37-116 30-119 24-122 17-124 10-127 3-130-4-126-11-122-18-118-25-114-33-110-40-105-47-101-55-98-61-93-70-88-76-85-84-81-90-76-99-73-105-68-113v2166h-1481v-7204l1481-543v1390l68-114 73-107 76-99 81-92 85-85 88-77 93-70 98-62 101-56 105-48 110-40 114-33 118-26 122-18 126-11zm696 1737-44-61-45-57-48-53-48-49-51-45-52-41-54-38-56-33-58-30-59-25-60-22-63-18-64-13-66-10-68-6-69-2-69 2-68 6-66 10-64 13-62 18-61 21-59 25-57 30-56 33-54 37-53 40-50 45-49 49-47 52-90 117-81 129-69 139-59 148-49 158-38 167-26 177-17 187-5 196 5 196 17 187 26 176 38 168 49 157 59 147 69 138 81 128 44 60 45 55 48 52 48 48 51 44 52 41 54 36 56 33 58 29 59 25 60 21 63 17 64 14 66 9 68 6 69 2 68-2 66-6 65-10 64-13 61-18 61-21 58-25 57-29 56-34 54-37 52-40 51-45 49-49 47-52 91-117 82-128 71-138 60-146 49-154 38-163 27-172 17-180 5-189-5-199-17-189-26-179-38-169-49-160-59-150-69-140z">
            <text:p/>
          </draw:path>
          <draw:path draw:style-name="gr3" draw:text-style-name="P1" draw:layer="layout" svg:width="5.322cm" svg:height="6.052cm" svg:x="52.957cm" svg:y="3.115cm" svg:viewBox="0 0 5323 6053" svg:d="m2646 0 184 5 181 16 178 26 176 37 88 23 88 28 88 32 89 36 90 41 90 45 91 49 91 53 90 57 86 62 84 65 81 69 78 72 75 77 72 80 69 84 66 90 62 96 60 104 56 110 54 117 50 125 47 131 44 138 40 144 34 149 29 155 24 159 18 165 13 169 11 355-1 64-1 63-4 63-5 64h-3831l8 158 13 148 16 135 22 125 13 59 15 60 18 58 20 59 22 58 25 57 27 58 29 57 32 55 36 52 40 49 43 45 47 42 50 39 54 35 58 32 62 28 65 25 69 21 73 17 76 14 81 9 84 6 88 2 104-3 99-8 95-14 90-20 86-25 82-31 77-37 73-42 69-48 64-53 60-59 55-65 51-70 47-76 42-82 38-87h1461l-69 206-83 196-98 184-113 174-128 164-142 152-158 142-172 131-184 118-191 102-199 86-207 71-214 55-222 40-229 23-237 8-296-12-280-37-134-28-130-34-126-40-122-46-117-52-114-59-110-65-105-70-102-77-97-83-94-90-89-95-84-101-79-105-74-110-68-115-63-119-57-124-98-261-77-280-54-298-33-317-11-335 11-350 33-331 56-313 77-293 100-274 122-255 69-121 75-116 80-111 86-106 91-101 94-94 99-87 103-81 107-75 111-68 115-62 119-55 123-48 127-42 131-36 135-29 283-39zm1431 2421-17-152-24-143-32-134-39-124-47-116-54-107-62-98-34-46-35-43-37-41-39-38-41-36-43-33-44-31-46-28-48-25-50-22-52-20-53-17-55-15-57-12-119-16-126-5-118 5-112 15-106 26-99 35-93 46-86 56-80 66-73 77-67 86-60 97-54 106-48 117-41 128-34 137-28 147-22 158z">
            <text:p/>
          </draw:path>
          <draw:polygon draw:style-name="gr3" draw:text-style-name="P1" draw:layer="layout" svg:width="3.248cm" svg:height="6.257cm" svg:x="58.975cm" svg:y="2.667cm" svg:viewBox="0 0 3249 6258" draw:points="0,543 1481,0 1481,1665 1542,1524 1610,1391 1683,1266 1762,1149 1847,1041 1937,941 2034,849 2137,765 2244,691 2354,626 2467,572 2582,527 2700,493 2820,468 2943,453 3069,448 3116,449 3161,451 3206,454 3249,459 3249,1961 3120,1943 3000,1930 2887,1922 2783,1919 2625,1924 2478,1939 2341,1965 2213,2000 2096,2046 1990,2102 1893,2168 1807,2245 1730,2331 1664,2428 1608,2534 1562,2651 1527,2779 1501,2916 1486,3063 1481,3221 1481,6258 0,625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10.668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initial-creator>Amy Lyn Pilato</meta:initial-creator>
    <meta:creation-date>2008-05-24T19:37:45</meta:creation-date>
    <dc:creator>C. Pilato</dc:creator>
    <dc:date>2008-05-25T14:28:39</dc:date>
    <meta:editing-cycles>9</meta:editing-cycles>
    <meta:editing-duration>PT1H42M24S</meta:editing-duration>
    <meta:user-defined meta:name="Info 1"/>
    <meta:user-defined meta:name="Info 2"/>
    <meta:user-defined meta:name="Info 3"/>
    <meta:user-defined meta:name="Info 4"/>
    <meta:document-statistic meta:object-count="17"/>
  </office:meta>
</office:document-meta>
</file>